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ganisational Environment</text:p>
      <text:p text:style-name="Standard"/>
      <text:p text:style-name="Standard">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text:s text:c="2"/>For the last few years Draig has specialised in being the leading supplier in the UK for CRM (Customer Relationship Management) and Billing solution in the energy sector for small to medium sized companies. Draig is a Microsoft certified business and has been financially stable for over 10 years. </text:p>
      <text:p text:style-name="Standard"/>
      <text:p text:style-name="Standard">The company is split into two teams. The first is the support team, which provides support for DBS (Draig Billing System). <text:s/>This consists of triaging client issues, testing new versions of DBS and coordinating with clients when an update or patch is to be applied. The second team is development, which mainly works on DBS, as well as providing support for any data clean ups or major bug fixes.</text:p>
      <text:p text:style-name="Standard"/>
      <text:p text:style-name="Standard">I was employed in the support team, as technical support. When I started there were three teams, Support, Testing and Development. During that time I worked mainly with testing and support, my main duty was to support. After about seven months the leader of the testing team left the company, and the testing and support were merged into one. <text:s/></text:p>
      <text:p text:style-name="Standard"/>
      <text:p text:style-name="Standard">[ Diagram of Teams before and after ]</text:p>
      <text:p text:style-name="Standard"/>
      <text:p text:style-name="Standard">Each team has a line manager, which reports to the managing director. We also have separate client managers which are in charge of one or more clients, they communicate with team managers to insure that their client's interest is being looked after.</text:p>
      <text:p text:style-name="Standard"/>
      <text:p text:style-name="Standard">Two months before I left, I was put in charge of training a new employee for the suppor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aka </meta:initial-creator>
    <meta:creation-date>2012-08-02T13:24:48</meta:creation-date>
    <dc:date>2012-08-03T14:48:55</dc:date>
    <dc:creator>Osaka </dc:creator>
    <meta:editing-duration>PT02H12M09S</meta:editing-duration>
    <meta:editing-cycles>10</meta:editing-cycles>
    <meta:generator>OpenOffice.org/3.2$Unix OpenOffice.org_project/320m12$Build-9483</meta:generator>
    <meta:document-statistic meta:table-count="0" meta:image-count="0" meta:object-count="0" meta:page-count="1" meta:paragraph-count="7" meta:word-count="298" meta:character-count="1760"/>
  </office:meta>
</office:document-meta>
</file>